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Level0">
      <style:graphic-properties fo:min-height="15.55cm" fo:min-width="15.9cm"/>
    </style:style>
    <style:style style:name="gr2" style:family="graphic" style:parent-style-name="Level1">
      <style:graphic-properties fo:min-height="8.05cm" fo:min-width="6cm"/>
    </style:style>
    <style:style style:name="gr3" style:family="graphic" style:parent-style-name="Level1">
      <style:graphic-properties fo:min-height="8.375cm" fo:min-width="6.1cm"/>
    </style:style>
    <style:style style:name="gr4" style:family="graphic" style:parent-style-name="variables">
      <style:graphic-properties draw:textarea-vertical-align="middle" draw:auto-grow-height="false" fo:min-height="1.55cm" fo:min-width="5.1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7cm"/>
    </style:style>
    <style:style style:name="gr6" style:family="graphic" style:parent-style-name="Level2">
      <style:graphic-properties fo:min-height="2.55cm" fo:min-width="2.6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4.8cm"/>
    </style:style>
    <style:style style:name="gr8" style:family="graphic" style:parent-style-name="standard">
      <style:graphic-properties draw:textarea-horizontal-align="justify" draw:textarea-vertical-align="middle" draw:auto-grow-height="false" fo:min-height="5.35cm" fo:min-width="11.2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10" style:family="graphic" style:parent-style-name="standard">
      <style:graphic-properties draw:textarea-horizontal-align="justify" draw:textarea-vertical-align="middle" draw:auto-grow-height="false" fo:min-height="1.85cm" fo:min-width="3cm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4.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layer="layout" svg:width="16.4cm" svg:height="15.8cm" svg:x="6.4cm" svg:y="1.8cm">
              <text:p>Optimizatio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layer="layout" svg:width="6.5cm" svg:height="8.3cm" svg:x="15.5cm" svg:y="2.9cm">
              <text:p>Mesh</text:p>
              <draw:enhanced-geometry svg:viewBox="0 0 21600 21600" draw:type="rectangle" draw:enhanced-path="M 0 0 L 21600 0 21600 21600 0 21600 0 0 Z N"/>
            </draw:custom-shape>
            <draw:custom-shape draw:style-name="gr3" draw:layer="layout" svg:width="6.6cm" svg:height="8.625cm" svg:x="6.9cm" svg:y="4.675cm">
              <text:p>FlowSolver flowsolver</text:p>
              <draw:enhanced-geometry svg:viewBox="0 0 21600 21600" draw:type="rectangle" draw:enhanced-path="M 0 0 L 21600 0 21600 21600 0 21600 0 0 Z N"/>
            </draw:custom-shape>
          </draw:g>
          <draw:custom-shape draw:style-name="gr4" draw:layer="layout" svg:width="5.6cm" svg:height="1.8cm" svg:x="7.1cm" svg:y="2.3cm">
            <text:p>Vector&lt;double&gt; solution</text:p>
            <text:p>Vector&lt;double&gt; residual</text:p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5.2cm" svg:height="1.5cm" svg:x="17.5cm" svg:y="16.3cm">
          <text:p text:style-name="P1"><text:span text:style-name="T1">assem</text:span><text:span text:style-name="T1">ble_bo</text:span><text:span text:style-name="T1">undary</text:span><text:span text:style-name="T1">_rhs()</text:span></text:p>
          <text:p text:style-name="P1"><text:span text:style-name="T1">assem</text:span><text:span text:style-name="T1">ble_fa</text:span><text:span text:style-name="T1">ce_rhs</text:span><text:span text:style-name="T1">()</text:span></text:p>
          <text:p text:style-name="P1"><text:span text:style-name="T1">assem</text:span><text:span text:style-name="T1">ble_ce</text:span><text:span text:style-name="T1">ll_rhs()</text:span></text:p>
          <draw:enhanced-geometry svg:viewBox="0 0 21600 21600" draw:type="rectangle" draw:enhanced-path="M 0 0 L 21600 0 21600 21600 0 21600 0 0 Z N"/>
        </draw:custom-shape>
        <draw:custom-shape draw:style-name="gr6" draw:layer="layout" svg:width="3.1cm" svg:height="2.8cm" svg:x="7.1cm" svg:y="5.7cm">
          <text:p><text:span text:style-name="T1">ODESol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5.3cm" svg:height="1.5cm" svg:x="11.9cm" svg:y="7.1cm">
          <text:p text:style-name="P1"><text:span text:style-name="T1">Residual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11.7cm" svg:height="5.6cm" svg:x="15.9cm" svg:y="10.3cm">
          <text:p text:style-name="P2"><text:span text:style-name="T1">SpatialDiscretiz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2cm" svg:height="1.4cm" svg:x="6.7cm" svg:y="12.2cm">
          <text:p text:style-name="P2">Explici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5cm" svg:height="2.1cm" svg:x="1.8cm" svg:y="5.5cm">
          <text:p text:style-name="P2">Implicit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6cm" svg:height="1.9cm" svg:x="8.9cm" svg:y="15.9cm">
          <text:p text:style-name="P2">Linear Solver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14.55cm" svg:y1="8.6cm" svg:x2="21.75cm" svg:y2="10.3cm" draw:start-shape="id1" draw:start-glue-point="2" draw:end-shape="id2" draw:end-glue-point="0" svg:d="M14550 8600v850h7200v850" svg:viewBox="0 0 720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vel0" style:family="graphic" style:parent-style-name="standard">
      <style:graphic-properties svg:stroke-color="#3465a4" draw:fill="solid" draw:fill-color="#729fcf" draw:textarea-horizontal-align="left" draw:textarea-vertical-align="top" draw:auto-grow-height="false" draw:fit-to-size="shrink-to-fit" style:shrink-to-fit="true" fo:wrap-option="no-wrap" draw:measure-vertical-align="automatic"/>
      <style:paragraph-properties>
        <style:tab-stops/>
      </style:paragraph-properties>
    </style:style>
    <style:style style:name="variables" style:family="graphic" style:parent-style-name="standard">
      <style:graphic-properties draw:stroke="none" svg:stroke-color="#3465a4" draw:fill="none" draw:textarea-horizontal-align="left"/>
      <style:paragraph-properties fo:text-align="start"/>
      <style:text-properties fo:font-size="10pt"/>
    </style:style>
    <style:style style:name="Level1" style:family="graphic" style:parent-style-name="Level0">
      <style:graphic-properties draw:fill="solid" draw:fill-color="#add58a"/>
    </style:style>
    <style:style style:name="Level2" style:family="graphic" style:parent-style-name="Level0">
      <style:graphic-properties draw:fill="solid" draw:fill-color="#f68e76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8:02:22.058852702</meta:creation-date>
    <dc:date>2019-02-11T21:11:37.900123329</dc:date>
    <meta:editing-duration>PT4M41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